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Normal">
      <style:text-properties officeooo:paragraph-rsid="001281c6"/>
    </style:style>
    <style:style style:name="P3" style:family="paragraph" style:parent-style-name="Normal">
      <style:text-properties officeooo:paragraph-rsid="0016b328"/>
    </style:style>
    <style:style style:name="T1" style:family="text">
      <style:text-properties fo:font-variant="normal" fo:text-transform="none" fo:color="#1868db" loext:opacity="100%" fo:font-family="'Atlassian Sans', ui-sans-serif, apple-system, BlinkMacSystemFont, 'Segoe UI', Ubuntu, 'Helvetica Neue', sans-serif" fo:font-size="10.5pt" fo:letter-spacing="normal" fo:font-style="normal" fo:font-weight="normal" fo:background-color="#ffffff" loext:char-shading-value="0" style:font-name-asian="Aptos" style:font-name-complex="Aptos" loext:padding="0cm" loext:border="none"/>
    </style:style>
    <style:style style:name="T2" style:family="text">
      <style:text-properties style:font-name="Aptos" style:font-name-asian="Aptos" style:font-name-complex="Aptos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font-variant="normal" fo:text-transform="none" fo:color="#1868db" loext:opacity="100%" fo:font-family="'Atlassian Sans', ui-sans-serif, apple-system, BlinkMacSystemFont, 'Segoe UI', Ubuntu, 'Helvetica Neue', sans-serif" fo:font-size="10.5pt" fo:letter-spacing="normal" fo:font-style="normal" style:text-underline-style="none" fo:font-weight="normal" fo:background-color="#ffffff" loext:char-shading-value="0"/>
    </style:style>
    <style:style style:name="T5" style:family="text">
      <style:text-properties fo:color="#000000" loext:opacity="100%" style:text-underline-style="none" officeooo:rsid="001281c6"/>
    </style:style>
    <style:style style:name="T6" style:family="text">
      <style:text-properties fo:color="#000080" loext:opacity="100%" style:text-underline-style="solid" style:text-underline-width="auto" style:text-underline-color="font-color" officeooo:rsid="001281c6"/>
    </style:style>
    <style:style style:name="T7" style:family="text">
      <style:text-properties fo:color="#000000" loext:opacity="100%" style:text-underline-style="none" officeooo:rsid="0016b328"/>
    </style:style>
    <style:style style:name="T8" style:family="text">
      <style:text-properties fo:font-variant="normal" fo:text-transform="none" fo:color="#1868db" loext:opacity="100%" fo:font-family="'Atlassian Sans', ui-sans-serif, apple-system, BlinkMacSystemFont, 'Segoe UI', Ubuntu, 'Helvetica Neue', sans-serif" fo:font-size="10.5pt" fo:letter-spacing="normal" fo:font-style="normal" style:text-underline-style="none" fo:font-weight="normal" officeooo:rsid="0016b328" fo:background-color="#ffffff" loext:char-shading-value="0"/>
    </style:style>
    <style:style style:name="T9" style:family="text">
      <style:text-properties fo:font-variant="normal" fo:text-transform="none" fo:color="#000000" loext:opacity="100%" fo:font-family="'Atlassian Sans', ui-sans-serif, apple-system, BlinkMacSystemFont, 'Segoe UI', Ubuntu, 'Helvetica Neue', sans-serif" fo:font-size="10.5pt" fo:letter-spacing="normal" fo:font-style="normal" style:text-underline-style="none" fo:font-weight="normal" officeooo:rsid="0016b328" fo:background-color="#ffffff" loext:char-shading-value="0"/>
    </style:style>
    <style:style style:name="T10" style:family="text">
      <style:text-properties fo:font-variant="normal" fo:text-transform="none" fo:color="#1868db" loext:opacity="100%" fo:font-family="'Atlassian Sans', ui-sans-serif, apple-system, BlinkMacSystemFont, 'Segoe UI', Ubuntu, 'Helvetica Neue', sans-serif" fo:font-size="10.5pt" fo:letter-spacing="normal" fo:font-style="normal" style:text-underline-style="none" fo:font-weight="normal" officeooo:rsid="0016b328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ótipos de baixa fidelidade (links):</text:p>
      <text:p text:style-name="Normal">Tela criar conta:</text:p>
      <text:p text:style-name="Normal">Desktop: <text:a xlink:type="simple" xlink:href="https://wireframe.cc/k2cbrO" text:style-name="Internet_20_link" text:visited-style-name="Visited_20_Internet_20_Link"><text:span text:style-name="Hyperlink"><text:span text:style-name="T1">https://wireframe.cc/k2cbrO</text:span></text:span></text:a><text:span text:style-name="Hyperlink"><text:span text:style-name="T2"> </text:span></text:span></text:p>
      <text:p text:style-name="Normal"><text:span text:style-name="Fonte_20_parág._20_padrão"><text:span text:style-name="T2">Mobile: </text:span></text:span><text:a xlink:type="simple" xlink:href="https://wireframe.cc/ExVVBW" text:style-name="Internet_20_link" text:visited-style-name="Visited_20_Internet_20_Link"><text:span text:style-name="Fonte_20_parág._20_padrão"><text:span text:style-name="T1">https://wireframe.cc/ExVVBW</text:span></text:span></text:a><text:span text:style-name="Fonte_20_parág._20_padrão"><text:span text:style-name="T2"> </text:span></text:span></text:p>
      <text:p text:style-name="Normal"><text:span text:style-name="Hyperlink"><text:span text:style-name="T3">Tablet: </text:span></text:span><text:a xlink:type="simple" xlink:href="https://wireframe.cc/V8uxDf" text:style-name="Internet_20_link" text:visited-style-name="Visited_20_Internet_20_Link"><text:span text:style-name="Hyperlink"><text:span text:style-name="T4">https://wireframe.cc/V8uxDf</text:span></text:span></text:a><text:span text:style-name="Hyperlink"><text:span text:style-name="T3"> </text:span></text:span></text:p>
      <text:p text:style-name="P2"><text:span text:style-name="Hyperlink"><text:span text:style-name="T5"/></text:span></text:p>
      <text:p text:style-name="P2"><text:span text:style-name="Hyperlink"><text:span text:style-name="T5">Tela Inicial:</text:span></text:span></text:p>
      <text:p text:style-name="P2"><text:span text:style-name="Hyperlink"><text:span text:style-name="T5">Desktop: https://wireframe.cc/Px8JWp</text:span></text:span></text:p>
      <text:p text:style-name="P2"><text:span text:style-name="Hyperlink"><text:span text:style-name="T5">Tablet: https://wireframe.cc/29FmPt</text:span></text:span></text:p>
      <text:p text:style-name="P2"><text:span text:style-name="Hyperlink"><text:span text:style-name="T5">Mobile: </text:span></text:span><text:a xlink:type="simple" xlink:href="https://wireframe.cc/DX25KE" text:style-name="Internet_20_link" text:visited-style-name="Visited_20_Internet_20_Link"><text:span text:style-name="Hyperlink"><text:span text:style-name="T6">https://wireframe.cc/DX25KE</text:span></text:span></text:a></text:p>
      <text:p text:style-name="P2"><text:span text:style-name="Hyperlink"><text:span text:style-name="T5"/></text:span></text:p>
      <text:p text:style-name="P3"><text:span text:style-name="Hyperlink"><text:span text:style-name="T7">Exibir receita:</text:span></text:span></text:p>
      <text:p text:style-name="P3"><text:span text:style-name="Hyperlink"><text:span text:style-name="T7">Desktop: </text:span></text:span><text:a xlink:type="simple" xlink:href="https://wireframe.cc/wk6V7R" text:style-name="Internet_20_link" text:visited-style-name="Visited_20_Internet_20_Link"><text:span text:style-name="Hyperlink"><text:span text:style-name="T8">https://wireframe.cc/wk6V7R</text:span></text:span></text:a></text:p>
      <text:p text:style-name="P3"><text:span text:style-name="Hyperlink"><text:span text:style-name="T9">Tablet: </text:span></text:span><text:a xlink:type="simple" xlink:href="https://wireframe.cc/F75kWA" text:style-name="Internet_20_link" text:visited-style-name="Visited_20_Internet_20_Link"><text:span text:style-name="Hyperlink"><text:span text:style-name="T10">https://wireframe.cc/F75kWA</text:span></text:span></text:a><text:span text:style-name="Hyperlink"><text:span text:style-name="T9"> </text:span></text:span></text:p>
      <text:p text:style-name="P3"><text:span text:style-name="Hyperlink"><text:span text:style-name="T9">Mobile: </text:span></text:span><text:a xlink:type="simple" xlink:href="https://wireframe.cc/2sUlJg" text:style-name="Internet_20_link" text:visited-style-name="Visited_20_Internet_20_Link"><text:span text:style-name="Hyperlink"><text:span text:style-name="T8">https://wireframe.cc/2sUlJg</text:span></text:span></text:a><text:span text:style-name="Hyperlink"><text:span text:style-name="T9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Maria Cecília Pereira Jardim</meta:initial-creator>
    <meta:creation-date>2025-11-20T14:29:00Z</meta:creation-date>
    <dc:date>2025-11-23T19:58:12.157313200</dc:date>
    <meta:editing-cycles>3</meta:editing-cycles>
    <meta:editing-duration>PT7M3S</meta:editing-duration>
    <meta:document-statistic meta:table-count="0" meta:image-count="0" meta:object-count="0" meta:page-count="1" meta:paragraph-count="13" meta:word-count="30" meta:character-count="407" meta:non-whitespace-character-count="385"/>
    <meta:template xlink:type="simple" xlink:actuate="onRequest" xlink:title="" xlink:href="Normal.dotm"/>
  </office:meta>
</office:document-meta>
</file>